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2535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0.6043in"/>
    </style:style>
    <style:style style:name="co7" style:family="table-column">
      <style:table-column-properties fo:break-before="auto" style:column-width="1.9846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1.4272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5031" number:language="de" number:country="DE">
      <number:day-of-week/>
      <number:text> </number:text>
      <number:day number:style="long"/>
      <number:text>.</number:text>
      <number:month number:textual="true"/>
      <number:text> </number:text>
      <number:year/>
    </number:date-style>
    <style:style style:name="ce19" style:family="table-cell" style:parent-style-name="Default" style:data-style-name="N0"/>
    <style:style style:name="ce2" style:family="table-cell" style:parent-style-name="Ausgabe" style:data-style-name="N0">
      <style:table-cell-properties fo:border-bottom="0.0008in solid #000000" fo:background-color="#f2f2f2" fo:border-left="0.0008in solid #000000" fo:border-right="none" fo:border-top="0.0008in solid #000000"/>
      <style:text-properties fo:color="#3f3f3f" style:font-name="Courier New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Courier New"/>
    </style:style>
    <style:style style:name="ce4" style:family="table-cell" style:parent-style-name="Default" style:data-style-name="N5031">
      <style:table-cell-properties fo:border-bottom="none" fo:border-left="0.0008in solid #000000" fo:border-right="0.0008in solid #000000" fo:border-top="none"/>
      <style:text-properties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Ausgabe" style:data-style-name="N0">
      <style:table-cell-properties fo:border-bottom="0.0008in solid #000000" fo:background-color="#f2f2f2" fo:border-left="none" fo:border-right="0.0008in solid #e6e6e6" fo:border-top="0.0008in solid #000000"/>
      <style:text-properties fo:color="#3f3f3f" style:font-name="Courier New" fo:font-weight="bold" style:font-weight-asian="bold" style:font-weight-complex="bold"/>
    </style:style>
    <style:style style:name="ce7" style:family="table-cell" style:parent-style-name="Berechnung" style:data-style-name="N2">
      <style:table-cell-properties fo:border-bottom="0.0008in solid #000000" fo:background-color="#f2f2f2" fo:border-left="none" fo:border-right="0.0008in solid #e6e6e6" fo:border-top="0.0008in solid #000000"/>
      <style:text-properties fo:color="#ff6309" style:font-name="Courier New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style:font-name="Courier New"/>
    </style:style>
    <style:style style:name="ce9" style:family="table-cell" style:parent-style-name="Default" style:data-style-name="N2">
      <style:table-cell-properties fo:border-bottom="none" fo:border-left="0.0008in solid #000000" fo:border-right="0.0008in solid #000000" fo:border-top="none"/>
      <style:text-properties style:font-name="Courier New"/>
    </style:style>
    <style:style style:name="ce10" style:family="table-cell" style:parent-style-name="Default" style:data-style-name="N0">
      <style:text-properties style:font-name="Courier New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style:font-name="Courier New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Courier New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  <style:text-properties style:font-name="Courier New"/>
    </style:style>
    <style:style style:name="ce14" style:family="table-cell" style:parent-style-name="Default" style:data-style-name="N0">
      <style:table-cell-properties fo:border="none"/>
      <style:text-properties style:font-name="Courier New"/>
    </style:style>
    <style:style style:name="ce15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6" style:family="table-cell" style:parent-style-name="Ausgabe" style:data-style-name="N0">
      <style:table-cell-properties fo:border-bottom="0.0008in solid #000000" fo:background-color="#e6e6e6" style:text-align-source="fix" style:repeat-content="false" fo:border-left="0.0008in solid #e6e6e6" fo:padding-bottom="0.0189in" fo:padding-left="0.0138in" fo:padding-right="0in" fo:padding-top="0.0189in" fo:border-right="0.0008in solid #e6e6e6" fo:border-top="0.0008in solid #000000" style:vertical-align="middle"/>
      <style:paragraph-properties fo:text-align="center"/>
      <style:text-properties fo:color="#3f3f3f" style:font-name="Courier New" fo:font-weight="bold" style:font-weight-asian="bold" style:font-weight-complex="bold"/>
    </style:style>
    <style:style style:name="ce17" style:family="table-cell" style:parent-style-name="Ausgabe" style:data-style-name="N0">
      <style:table-cell-properties fo:border-bottom="0.0008in solid #000000" fo:background-color="#e6e6e6" style:text-align-source="fix" style:repeat-content="false" fo:border-left="none" fo:padding-bottom="0.0189in" fo:padding-left="0.0138in" fo:padding-right="0in" fo:padding-top="0.0189in" fo:border-right="0.0008in solid #000000" fo:border-top="0.0008in solid #000000" style:vertical-align="automatic"/>
      <style:paragraph-properties fo:text-align="end"/>
      <style:text-properties fo:color="#3f3f3f" style:font-name="Courier New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style:font-name="Courier New"/>
    </style:style>
    <style:style style:name="ce20" style:family="table-cell" style:parent-style-name="Default" style:data-style-name="N40">
      <style:text-properties style:font-name="Courier New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F1:Tabelle1.H1048576 Tabelle1.A1:Tabelle1.D3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1016" table:default-cell-style-name="ce5"/>
        <table:table-row table:style-name="ro2">
          <table:table-cell table:style-name="ce2" office:value-type="string">
            <text:p>Peter</text:p>
          </table:table-cell>
          <table:table-cell table:style-name="ce6" office:value-type="string">
            <text:p>Schwede</text:p>
          </table:table-cell>
          <table:table-cell table:style-name="ce11" office:value-type="string" table:number-columns-spanned="3" table:number-rows-spanned="1">
            <text:p>SWT-Praktikum WS2011</text:p>
          </table:table-cell>
          <table:covered-table-cell table:style-name="ce15"/>
          <table:covered-table-cell table:style-name="ce17"/>
          <table:table-cell table:number-columns-repeated="3"/>
          <table:table-cell table:style-name="ce10" table:number-columns-repeated="1016"/>
        </table:table-row>
        <table:table-row table:style-name="ro2">
          <table:table-cell table:style-name="ce2" office:value-type="string">
            <text:p>Ges. (h):</text:p>
          </table:table-cell>
          <table:table-cell table:style-name="ce7" table:formula="of:=SUM([.B4:.B1048575])" office:value-type="float" office:value="40.17">
            <text:p>40.17</text:p>
          </table:table-cell>
          <table:table-cell table:style-name="ce11" office:value-type="string" table:number-columns-spanned="3" table:number-rows-spanned="1">
            <text:p>C0/H0 Transformation</text:p>
          </table:table-cell>
          <table:covered-table-cell table:style-name="ce16"/>
          <table:covered-table-cell table:style-name="ce18"/>
          <table:table-cell/>
          <table:table-cell office:value-type="string">
            <text:p>t2</text:p>
          </table:table-cell>
          <table:table-cell office:value-type="string">
            <text:p>t1</text:p>
          </table:table-cell>
          <table:table-cell table:style-name="ce10" office:value-type="string">
            <text:p>dt</text:p>
          </table:table-cell>
          <table:table-cell table:style-name="ce10" table:number-columns-repeated="1015"/>
        </table:table-row>
        <table:table-row table:style-name="ro2">
          <table:table-cell table:style-name="ce3" office:value-type="string">
            <text:p>Datum</text:p>
          </table:table-cell>
          <table:table-cell table:style-name="ce8" office:value-type="string">
            <text:p>Dauer (h)</text:p>
          </table:table-cell>
          <table:table-cell table:style-name="ce12" office:value-type="string">
            <text:p>Zusammenfassung</text:p>
          </table:table-cell>
          <table:table-cell table:number-columns-repeated="2"/>
          <table:table-cell table:style-name="Default"/>
          <table:table-cell table:style-name="ce20" office:value-type="time" office:time-value="PT00H00M00S">
            <text:p>00:00</text:p>
          </table:table-cell>
          <table:table-cell table:style-name="ce20" office:value-type="time" office:time-value="PT06H11M00S">
            <text:p>06:11</text:p>
          </table:table-cell>
          <table:table-cell table:style-name="ce10" table:formula="of:=([.H3]-[.G3])*24" office:value-type="float" office:value="6.18333333333333">
            <text:p>6.1833333333</text:p>
          </table:table-cell>
          <table:table-cell table:style-name="ce10" table:number-columns-repeated="1015"/>
        </table:table-row>
        <table:table-row table:style-name="ro2">
          <table:table-cell table:style-name="ce4" office:value-type="date" office:date-value="2010-10-11">
            <text:p>Mo 11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2">
            <text:p>Di 12.Okt 10</text:p>
          </table:table-cell>
          <table:table-cell table:style-name="ce9" table:formula="of:=1.67" office:value-type="float" office:value="1.67">
            <text:p>1.67</text:p>
          </table:table-cell>
          <table:table-cell office:value-type="string">
            <text:p>Treffen mit Herrn Vogle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13">
            <text:p>Mi 13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4">
            <text:p>Do 14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5">
            <text:p>Fr 15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6">
            <text:p>Sa 16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7">
            <text:p>So 17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8">
            <text:p>Mo 18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19">
            <text:p>Di 19.Okt 10</text:p>
          </table:table-cell>
          <table:table-cell table:style-name="ce9" office:value-type="float" office:value="1.16">
            <text:p>1.16</text:p>
          </table:table-cell>
          <table:table-cell office:value-type="string">
            <text:p>Treffen mit Tutor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0">
            <text:p>Mi 20.Okt 10</text:p>
          </table:table-cell>
          <table:table-cell table:style-name="ce9" table:formula="of:=0" office:value-type="float" office:value="0">
            <text:p>0.00</text:p>
          </table:table-cell>
          <table:table-cell table:number-columns-repeated="6"/>
          <table:table-cell table:style-name="ce10" table:number-columns-repeated="1016"/>
        </table:table-row>
        <table:table-row table:style-name="ro2">
          <table:table-cell table:style-name="ce4" office:value-type="date" office:date-value="2010-10-21">
            <text:p>Do 21.Okt 10</text:p>
          </table:table-cell>
          <table:table-cell table:style-name="ce9" office:value-type="float" office:value="6.33">
            <text:p>6.33</text:p>
          </table:table-cell>
          <table:table-cell office:value-type="string">
            <text:p>Internes Treff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0-22">
            <text:p>Fr 22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3">
            <text:p>Sa 23.Okt 10</text:p>
          </table:table-cell>
          <table:table-cell table:style-name="ce9" office:value-type="float" office:value="4">
            <text:p>4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4">
            <text:p>So 24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Pflichtenheft korrigier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5">
            <text:p>Mo 25.Okt 10</text:p>
          </table:table-cell>
          <table:table-cell table:style-name="ce9" office:value-type="float" office:value="4.33">
            <text:p>4.33</text:p>
          </table:table-cell>
          <table:table-cell table:style-name="ce13" office:value-type="string">
            <text:p>Treffen, Korrekturlesen, Berichtigungen, verlorene Zeittabelle suchen, svn mit trunk, branches, .. verseh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6">
            <text:p>Di 26.Okt 10</text:p>
          </table:table-cell>
          <table:table-cell table:style-name="ce9" office:value-type="float" office:value="1.26">
            <text:p>1.26</text:p>
          </table:table-cell>
          <table:table-cell table:style-name="ce13" office:value-type="string">
            <text:p>svn upload, Homepage, svn testen, internes Treff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7">
            <text:p>Mi 27.Okt 10</text:p>
          </table:table-cell>
          <table:table-cell table:style-name="ce9" office:value-type="float" office:value="0.5">
            <text:p>0.50</text:p>
          </table:table-cell>
          <table:table-cell table:style-name="ce13" office:value-type="string">
            <text:p>hgsvn probieren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8">
            <text:p>Do 28.Okt 10</text:p>
          </table:table-cell>
          <table:table-cell table:style-name="ce9" table:formula="of:=2.33+1.16" office:value-type="float" office:value="3.49">
            <text:p>3.49</text:p>
          </table:table-cell>
          <table:table-cell table:style-name="ce13" office:value-type="string">
            <text:p>webpage setup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29">
            <text:p>Fr 29.Okt 10</text:p>
          </table:table-cell>
          <table:table-cell table:style-name="ce9" office:value-type="float" office:value="5">
            <text:p>5.00</text:p>
          </table:table-cell>
          <table:table-cell table:style-name="ce13" office:value-type="string">
            <text:p>webpage setup, Zeitabrechnung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0">
            <text:p>Sa 30.Okt 10</text:p>
          </table:table-cell>
          <table:table-cell table:style-name="ce9" office:value-type="float" office:value="1">
            <text:p>1.00</text:p>
          </table:table-cell>
          <table:table-cell table:style-name="ce13" office:value-type="string">
            <text:p>*.class aus jalgo-base entfernt</text:p>
          </table:table-cell>
          <table:table-cell table:number-columns-repeated="2"/>
          <table:table-cell table:style-name="ce14"/>
          <table:table-cell table:number-columns-repeated="2"/>
          <table:table-cell table:style-name="ce10" table:number-columns-repeated="1016"/>
        </table:table-row>
        <table:table-row table:style-name="ro2">
          <table:table-cell table:style-name="ce4" office:value-type="date" office:date-value="2010-10-31">
            <text:p>So 31.Okt 10</text:p>
          </table:table-cell>
          <table:table-cell table:style-name="ce10" office:value-type="float" office:value="0.25">
            <text:p>0.25</text:p>
          </table:table-cell>
          <table:table-cell table:style-name="ce14" office:value-type="string">
            <text:p>Jalgo-base aus repository löschen</text:p>
          </table:table-cell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1">
            <text:p>Mo 0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2">
            <text:p>Di 02.Nov 10</text:p>
          </table:table-cell>
          <table:table-cell table:style-name="ce9" office:value-type="float" office:value="6.18">
            <text:p>6.18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3">
            <text:p>Mi 0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4">
            <text:p>Do 0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5">
            <text:p>Fr 0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6">
            <text:p>Sa 0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7">
            <text:p>So 0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8">
            <text:p>Mo 0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09">
            <text:p>Di 0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0">
            <text:p>Mi 1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1">
            <text:p>Do 1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2">
            <text:p>Fr 1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3">
            <text:p>Sa 1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4">
            <text:p>So 1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5">
            <text:p>Mo 1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6">
            <text:p>Di 1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7">
            <text:p>Mi 1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8">
            <text:p>Do 1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19">
            <text:p>Fr 1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0">
            <text:p>Sa 2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1">
            <text:p>So 21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2">
            <text:p>Mo 22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3">
            <text:p>Di 23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4">
            <text:p>Mi 24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5">
            <text:p>Do 25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6">
            <text:p>Fr 26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7">
            <text:p>Sa 27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8">
            <text:p>So 28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29">
            <text:p>Mo 29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1-30">
            <text:p>Di 30.Nov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1">
            <text:p>Mi 0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2">
            <text:p>Do 0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3">
            <text:p>Fr 0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4">
            <text:p>Sa 0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5">
            <text:p>So 0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6">
            <text:p>Mo 0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7">
            <text:p>Di 0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8">
            <text:p>Mi 0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09">
            <text:p>Do 0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0">
            <text:p>Fr 1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1">
            <text:p>Sa 1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2">
            <text:p>So 1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3">
            <text:p>Mo 1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4">
            <text:p>Di 1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5">
            <text:p>Mi 1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6">
            <text:p>Do 1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7">
            <text:p>Fr 1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8">
            <text:p>Sa 1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19">
            <text:p>So 1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0">
            <text:p>Mo 2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1">
            <text:p>Di 2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2">
            <text:p>Mi 22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3">
            <text:p>Do 23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4">
            <text:p>Fr 24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5">
            <text:p>Sa 25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6">
            <text:p>So 26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7">
            <text:p>Mo 27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8">
            <text:p>Di 28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29">
            <text:p>Mi 29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0">
            <text:p>Do 30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0-12-31">
            <text:p>Fr 31.Dez 10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1">
            <text:p>Sa 0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2">
            <text:p>So 0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3">
            <text:p>Mo 0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5"/>
          <table:table-cell table:style-name="ce10" table:number-columns-repeated="1016"/>
        </table:table-row>
        <table:table-row table:style-name="ro2">
          <table:table-cell table:style-name="ce4" office:value-type="date" office:date-value="2011-01-04">
            <text:p>Di 0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5">
            <text:p>Mi 05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6">
            <text:p>Do 06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7">
            <text:p>Fr 07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8">
            <text:p>Sa 08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09">
            <text:p>So 09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0">
            <text:p>Mo 10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1">
            <text:p>Di 11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2">
            <text:p>Mi 12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3">
            <text:p>Do 13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>
          <table:table-cell table:style-name="ce4" office:value-type="date" office:date-value="2011-01-14">
            <text:p>Fr 14.Jan 11</text:p>
          </table:table-cell>
          <table:table-cell table:style-name="ce9" table:formula="of:=0" office:value-type="float" office:value="0">
            <text:p>0.00</text:p>
          </table:table-cell>
          <table:table-cell table:style-name="ce14"/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ce19"/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Tabelle2.L17" table:end-x="0.7591in" table:end-y="0.1508in" draw:z-index="0" draw:style-name="gr1" svg:width="9.8913in" svg:height="2.7551in" svg:x="0in" svg:y="0.1075in">
              <draw:object draw:notify-on-update-of-ranges="Tabelle1.B15:Tabelle1.B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6" table:number-columns-repeated="1024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.</number:text>
      <number:month number:style="long"/>
      <number:text>.</number:text>
      <number:year number:style="long"/>
    </number:date-style>
    <number:date-style style:name="N118" number:title="User-defined">
      <number:day number:style="long"/>
      <number:text>: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usgabe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05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creation-date>2010-11-03T05:54:08</meta:creation-date>
    <meta:editing-duration>P0D</meta:editing-duration>
    <meta:editing-cycles>1</meta:editing-cycles>
    <meta:document-statistic meta:table-count="3" meta:cell-count="2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8cm" svg:stroke-color="#ff6309" draw:fill-color="#ff6309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25cm" svg:height="6.999cm" xlink:href=".." xlink:type="simple" chart:class="chart:line" chart:style-name="ch1">
        <chart:legend chart:legend-position="end" svg:x="23.191cm" svg:y="3.262cm" chart:style-name="ch2"/>
        <chart:plot-area chart:style-name="ch3" table:cell-range-address="Tabelle1.B15:Tabelle1.B99" svg:x="0.952cm" svg:y="0.691cm" svg:width="21.235cm" svg:height="5.749cm">
          <chartooo:coordinate-region svg:x="1.759cm" svg:y="0.851cm" svg:width="20.267cm" svg:height="4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15:Tabelle1.B99" chart:class="chart:line">
            <chart:data-point chart:repeated="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B15:Tabelle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OpenOffice.org_project/330m9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